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11" style:parent-style-name="Policepardéfaut" style:family="text">
      <style:text-properties style:font-name="Calibri" fo:font-weight="bold" style:font-weight-asian="bold" style:font-weight-complex="bold"/>
    </style:style>
    <style:style style:name="T12" style:parent-style-name="Policepardéfaut" style:family="text">
      <style:text-properties style:font-name="Calibri" fo:font-weight="bold" style:font-weight-asian="bold" style:font-weight-complex="bold" fo:color="#C9211E"/>
    </style:style>
    <style:style style:name="T13" style:parent-style-name="Policepardéfaut" style:family="text">
      <style:text-properties style:font-name="Calibri" fo:font-weight="bold" style:font-weight-asian="bold" style:font-weight-complex="bold"/>
    </style:style>
    <style:style style:name="T14" style:parent-style-name="Policepardéfaut" style:family="text">
      <style:text-properties style:font-name="Calibri" fo:font-weight="bold" style:font-weight-asian="bold" style:font-weight-complex="bold"/>
    </style:style>
    <style:style style:name="T15" style:parent-style-name="Policepardéfaut" style:family="text">
      <style:text-properties style:font-name="Calibri" fo:font-size="10pt" style:font-size-asian="10pt" style:font-size-complex="10pt"/>
    </style:style>
    <style:style style:name="T16" style:parent-style-name="Policepardéfau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0pt" style:font-size-asian="10pt" style:font-size-complex="10pt"/>
    </style:style>
    <style:style style:name="P18" style:parent-style-name="Standard" style:family="paragraph">
      <style:paragraph-properties fo:text-align="justify"/>
      <style:text-properties fo:color="#000000"/>
    </style:style>
    <style:style style:name="P19" style:parent-style-name="Standard" style:family="paragraph">
      <style:paragraph-properties fo:text-align="justify"/>
    </style:style>
    <style:style style:name="T20" style:parent-style-name="Policepardéfaut" style:family="text">
      <style:text-properties fo:color="#000000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text-align="justify"/>
      <style:text-properties fo:color="#000000"/>
    </style:style>
    <style:style style:name="P23" style:parent-style-name="Standard" style:family="paragraph">
      <style:paragraph-properties fo:text-align="justify"/>
    </style:style>
    <style:style style:name="T24" style:parent-style-name="Policepardéfaut" style:family="text">
      <style:text-properties fo:color="#000000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000000"/>
    </style:style>
    <style:style style:name="P27" style:parent-style-name="Standard" style:family="paragraph">
      <style:paragraph-properties fo:text-align="justify"/>
      <style:text-properties fo:color="#000000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color="#000000" fo:font-size="10pt" style:font-size-asian="10pt" style:font-size-complex="10pt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paragraph-properties fo:text-align="justify"/>
      <style:text-properties fo:color="#000000"/>
    </style:style>
    <style:style style:name="P33" style:parent-style-name="Standard" style:family="paragraph">
      <style:paragraph-properties fo:text-align="justify"/>
      <style:text-properties fo:color="#000000"/>
    </style:style>
    <style:style style:name="P34" style:parent-style-name="Standard" style:family="paragraph">
      <style:paragraph-properties fo:text-align="justify"/>
      <style:text-properties fo:color="#000000"/>
    </style:style>
    <style:style style:name="P35" style:parent-style-name="Standard" style:family="paragraph">
      <style:paragraph-properties fo:text-align="justify"/>
      <style:text-properties fo:color="#000000"/>
    </style:style>
    <style:style style:name="P36" style:parent-style-name="Standard" style:family="paragraph">
      <style:paragraph-properties fo:text-align="justify"/>
      <style:text-properties fo:color="#000000"/>
    </style:style>
    <style:style style:name="P37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38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39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40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41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42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.5pt"/>
    </style:style>
    <style:style style:name="P43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44" style:parent-style-name="Standard" style:family="paragraph">
      <style:paragraph-properties fo:text-align="justify"/>
      <style:text-properties fo:color="#000000"/>
    </style:style>
    <style:style style:name="P45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46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47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48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49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0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1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2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3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4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5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6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7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8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59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60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61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62" style:parent-style-name="Standard" style:family="paragraph">
      <style:paragraph-properties fo:text-align="justify"/>
      <style:text-properties fo:color="#000000"/>
    </style:style>
    <style:style style:name="P63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64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65" style:parent-style-name="Standard" style:family="paragraph">
      <style:paragraph-properties fo:text-align="justify"/>
      <style:text-properties fo:color="#000000"/>
    </style:style>
    <style:style style:name="P66" style:parent-style-name="Standard" style:family="paragraph">
      <style:paragraph-properties fo:text-align="justify"/>
    </style:style>
    <style:style style:name="T67" style:parent-style-name="Policepardéfaut" style:family="text">
      <style:text-properties fo:color="#000000"/>
    </style:style>
    <style:style style:name="T68" style:parent-style-name="Policepardéfaut" style:family="text">
      <style:text-properties style:font-name="Consolas" fo:color="#0000FF" fo:font-size="9pt" style:font-size-asian="9pt" style:font-size-complex="9pt"/>
    </style:style>
    <style:style style:name="P69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70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71" style:parent-style-name="Standard" style:family="paragraph">
      <style:paragraph-properties fo:text-align="justify"/>
      <style:text-properties fo:color="#0000FF"/>
    </style:style>
    <style:style style:name="P72" style:parent-style-name="Standard" style:family="paragraph">
      <style:paragraph-properties fo:text-align="justify"/>
      <style:text-properties fo:color="#0000FF"/>
    </style:style>
    <style:style style:name="P73" style:parent-style-name="Standard" style:family="paragraph">
      <style:paragraph-properties fo:text-align="justify"/>
      <style:text-properties fo:color="#0000FF" fo:font-size="3pt" style:font-size-asian="3pt" style:font-size-complex="3pt"/>
    </style:style>
    <style:style style:name="P74" style:parent-style-name="Standard" style:family="paragraph">
      <style:paragraph-properties fo:text-align="justify" fo:margin-left="0.1965in">
        <style:tab-stops/>
      </style:paragraph-properties>
    </style:style>
    <style:style style:name="T75" style:parent-style-name="Policepardéfaut" style:family="text">
      <style:text-properties style:font-name="Consolas" fo:font-size="9pt" style:font-size-asian="9pt" style:font-size-complex="9pt"/>
    </style:style>
    <style:style style:name="T76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77" style:parent-style-name="Policepardéfaut" style:family="text">
      <style:text-properties style:font-name="Consolas" fo:font-size="9pt" style:font-size-asian="9pt" style:font-size-complex="9pt"/>
    </style:style>
    <style:style style:name="T78" style:parent-style-name="Policepardéfaut" style:family="text">
      <style:text-properties style:font-name="Consolas" fo:color="#0000FF" fo:font-size="9pt" style:font-size-asian="9pt" style:font-size-complex="9pt"/>
    </style:style>
    <style:style style:name="P79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0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1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3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5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6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7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8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89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0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1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3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95" style:parent-style-name="Standard" style:family="paragraph">
      <style:paragraph-properties fo:text-align="justify" fo:margin-left="0.1965in">
        <style:tab-stops/>
      </style:paragraph-properties>
    </style:style>
    <style:style style:name="T96" style:parent-style-name="Policepardéfaut" style:family="text">
      <style:text-properties style:font-name="Consolas" fo:font-size="9pt" style:font-size-asian="9pt" style:font-size-complex="9pt"/>
    </style:style>
    <style:style style:name="T97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98" style:parent-style-name="Policepardéfaut" style:family="text">
      <style:text-properties style:font-name="Consolas" fo:font-size="9pt" style:font-size-asian="9pt" style:font-size-complex="9pt"/>
    </style:style>
    <style:style style:name="T99" style:parent-style-name="Policepardéfaut" style:family="text">
      <style:text-properties style:font-name="Consolas" fo:color="#0000FF" fo:font-size="9pt" style:font-size-asian="9pt" style:font-size-complex="9pt"/>
    </style:style>
    <style:style style:name="P100" style:parent-style-name="Standard" style:family="paragraph">
      <style:paragraph-properties fo:text-align="justify" fo:margin-left="0.1965in">
        <style:tab-stops/>
      </style:paragraph-properties>
    </style:style>
    <style:style style:name="T101" style:parent-style-name="Policepardéfaut" style:family="text">
      <style:text-properties style:font-name="Consolas" fo:font-size="9pt" style:font-size-asian="9pt" style:font-size-complex="9pt"/>
    </style:style>
    <style:style style:name="T102" style:parent-style-name="Policepardéfaut" style:family="text">
      <style:text-properties style:font-name="Consolas" fo:color="#C9211E" fo:font-size="9pt" style:font-size-asian="9pt" style:font-size-complex="9pt"/>
    </style:style>
    <style:style style:name="T103" style:parent-style-name="Policepardéfaut" style:family="text">
      <style:text-properties style:font-name="Consolas" fo:font-size="9pt" style:font-size-asian="9pt" style:font-size-complex="9pt"/>
    </style:style>
    <style:style style:name="P10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05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06" style:parent-style-name="Standard" style:family="paragraph">
      <style:paragraph-properties fo:text-align="justify" fo:margin-left="0.1965in">
        <style:tab-stops/>
      </style:paragraph-properties>
    </style:style>
    <style:style style:name="T107" style:parent-style-name="Policepardéfaut" style:family="text">
      <style:text-properties style:font-name="Consolas" fo:font-size="9pt" style:font-size-asian="9pt" style:font-size-complex="9pt"/>
    </style:style>
    <style:style style:name="T108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09" style:parent-style-name="Policepardéfaut" style:family="text">
      <style:text-properties style:font-name="Consolas" fo:font-size="9pt" style:font-size-asian="9pt" style:font-size-complex="9pt"/>
    </style:style>
    <style:style style:name="T110" style:parent-style-name="Policepardéfaut" style:family="text">
      <style:text-properties style:font-name="Consolas" fo:color="#0000FF" fo:font-size="9pt" style:font-size-asian="9pt" style:font-size-complex="9pt"/>
    </style:style>
    <style:style style:name="T111" style:parent-style-name="Policepardéfaut" style:family="text">
      <style:text-properties style:font-name="Consolas" fo:font-size="9pt" style:font-size-asian="9pt" style:font-size-complex="9pt"/>
    </style:style>
    <style:style style:name="P11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13" style:parent-style-name="Standard" style:family="paragraph">
      <style:paragraph-properties fo:text-align="justify" fo:margin-left="0.1965in">
        <style:tab-stops/>
      </style:paragraph-properties>
    </style:style>
    <style:style style:name="T114" style:parent-style-name="Policepardéfaut" style:family="text">
      <style:text-properties style:font-name="Consolas" fo:font-size="9pt" style:font-size-asian="9pt" style:font-size-complex="9pt"/>
    </style:style>
    <style:style style:name="T115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16" style:parent-style-name="Policepardéfaut" style:family="text">
      <style:text-properties style:font-name="Consolas" fo:font-size="9pt" style:font-size-asian="9pt" style:font-size-complex="9pt"/>
    </style:style>
    <style:style style:name="T117" style:parent-style-name="Policepardéfaut" style:family="text">
      <style:text-properties style:font-name="Consolas" fo:color="#0000FF" fo:font-size="9pt" style:font-size-asian="9pt" style:font-size-complex="9pt"/>
    </style:style>
    <style:style style:name="P118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19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0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1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3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25" style:parent-style-name="Standard" style:family="paragraph">
      <style:paragraph-properties fo:text-align="justify" fo:margin-left="0.1965in">
        <style:tab-stops/>
      </style:paragraph-properties>
    </style:style>
    <style:style style:name="T126" style:parent-style-name="Policepardéfaut" style:family="text">
      <style:text-properties style:font-name="Consolas" fo:font-size="9pt" style:font-size-asian="9pt" style:font-size-complex="9pt"/>
    </style:style>
    <style:style style:name="T127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28" style:parent-style-name="Policepardéfaut" style:family="text">
      <style:text-properties style:font-name="Consolas" fo:font-size="9pt" style:font-size-asian="9pt" style:font-size-complex="9pt"/>
    </style:style>
    <style:style style:name="T129" style:parent-style-name="Policepardéfaut" style:family="text">
      <style:text-properties style:font-name="Consolas" fo:color="#0000FF" fo:font-size="9pt" style:font-size-asian="9pt" style:font-size-complex="9pt"/>
    </style:style>
    <style:style style:name="P130" style:parent-style-name="Standard" style:family="paragraph">
      <style:paragraph-properties fo:text-align="justify" fo:margin-left="0.1965in">
        <style:tab-stops/>
      </style:paragraph-properties>
    </style:style>
    <style:style style:name="T131" style:parent-style-name="Policepardéfaut" style:family="text">
      <style:text-properties style:font-name="Consolas" fo:font-size="9pt" style:font-size-asian="9pt" style:font-size-complex="9pt"/>
    </style:style>
    <style:style style:name="T132" style:parent-style-name="Policepardéfaut" style:family="text">
      <style:text-properties style:font-name="Consolas" fo:color="#C9211E" fo:font-size="9pt" style:font-size-asian="9pt" style:font-size-complex="9pt"/>
    </style:style>
    <style:style style:name="T133" style:parent-style-name="Policepardéfaut" style:family="text">
      <style:text-properties style:font-name="Consolas" fo:font-size="9pt" style:font-size-asian="9pt" style:font-size-complex="9pt"/>
    </style:style>
    <style:style style:name="P13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35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36" style:parent-style-name="Standard" style:family="paragraph">
      <style:paragraph-properties fo:text-align="justify" fo:margin-left="0.1965in">
        <style:tab-stops/>
      </style:paragraph-properties>
    </style:style>
    <style:style style:name="T137" style:parent-style-name="Policepardéfaut" style:family="text">
      <style:text-properties style:font-name="Consolas" fo:font-size="9pt" style:font-size-asian="9pt" style:font-size-complex="9pt"/>
    </style:style>
    <style:style style:name="T138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39" style:parent-style-name="Policepardéfaut" style:family="text">
      <style:text-properties style:font-name="Consolas" fo:font-size="9pt" style:font-size-asian="9pt" style:font-size-complex="9pt"/>
    </style:style>
    <style:style style:name="T140" style:parent-style-name="Policepardéfaut" style:family="text">
      <style:text-properties style:font-name="Consolas" fo:color="#0000FF" fo:font-size="9pt" style:font-size-asian="9pt" style:font-size-complex="9pt"/>
    </style:style>
    <style:style style:name="T141" style:parent-style-name="Policepardéfaut" style:family="text">
      <style:text-properties style:font-name="Consolas" fo:font-size="9pt" style:font-size-asian="9pt" style:font-size-complex="9pt"/>
    </style:style>
    <style:style style:name="P14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43" style:parent-style-name="Standard" style:family="paragraph">
      <style:paragraph-properties fo:text-align="justify" fo:margin-left="0.1965in">
        <style:tab-stops/>
      </style:paragraph-properties>
    </style:style>
    <style:style style:name="T144" style:parent-style-name="Policepardéfaut" style:family="text">
      <style:text-properties style:font-name="Consolas" fo:font-size="9pt" style:font-size-asian="9pt" style:font-size-complex="9pt"/>
    </style:style>
    <style:style style:name="T145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46" style:parent-style-name="Policepardéfaut" style:family="text">
      <style:text-properties style:font-name="Consolas" fo:font-size="9pt" style:font-size-asian="9pt" style:font-size-complex="9pt"/>
    </style:style>
    <style:style style:name="T147" style:parent-style-name="Policepardéfaut" style:family="text">
      <style:text-properties style:font-name="Consolas" fo:color="#0000FF" fo:font-size="9pt" style:font-size-asian="9pt" style:font-size-complex="9pt"/>
    </style:style>
    <style:style style:name="T148" style:parent-style-name="Policepardéfaut" style:family="text">
      <style:text-properties style:font-name="Consolas" fo:color="#0000FF" fo:font-size="9pt" style:font-size-asian="9pt" style:font-size-complex="9pt"/>
    </style:style>
    <style:style style:name="P149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0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1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2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3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4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5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6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57" style:parent-style-name="Standard" style:family="paragraph">
      <style:paragraph-properties fo:text-align="justify" fo:margin-left="0.1965in">
        <style:tab-stops/>
      </style:paragraph-properties>
    </style:style>
    <style:style style:name="T158" style:parent-style-name="Policepardéfaut" style:family="text">
      <style:text-properties style:font-name="Consolas" fo:font-size="9pt" style:font-size-asian="9pt" style:font-size-complex="9pt"/>
    </style:style>
    <style:style style:name="T159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60" style:parent-style-name="Policepardéfaut" style:family="text">
      <style:text-properties style:font-name="Consolas" fo:font-size="9pt" style:font-size-asian="9pt" style:font-size-complex="9pt"/>
    </style:style>
    <style:style style:name="T161" style:parent-style-name="Policepardéfaut" style:family="text">
      <style:text-properties style:font-name="Consolas" fo:color="#0000FF" fo:font-size="9pt" style:font-size-asian="9pt" style:font-size-complex="9pt"/>
    </style:style>
    <style:style style:name="P162" style:parent-style-name="Standard" style:family="paragraph">
      <style:paragraph-properties fo:text-align="justify" fo:margin-left="0.1965in">
        <style:tab-stops/>
      </style:paragraph-properties>
    </style:style>
    <style:style style:name="T163" style:parent-style-name="Policepardéfaut" style:family="text">
      <style:text-properties style:font-name="Consolas" fo:font-size="9pt" style:font-size-asian="9pt" style:font-size-complex="9pt"/>
    </style:style>
    <style:style style:name="T164" style:parent-style-name="Policepardéfaut" style:family="text">
      <style:text-properties style:font-name="Consolas" fo:color="#C9211E" fo:font-size="9pt" style:font-size-asian="9pt" style:font-size-complex="9pt"/>
    </style:style>
    <style:style style:name="T165" style:parent-style-name="Policepardéfaut" style:family="text">
      <style:text-properties style:font-name="Consolas" fo:font-size="9pt" style:font-size-asian="9pt" style:font-size-complex="9pt"/>
    </style:style>
    <style:style style:name="P166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67" style:parent-style-name="Standard" style:family="paragraph">
      <style:paragraph-properties fo:text-align="justify" fo:margin-left="0.1965in">
        <style:tab-stops/>
      </style:paragraph-properties>
      <style:text-properties style:font-name="Consolas" fo:font-size="9pt" style:font-size-asian="9pt" style:font-size-complex="9pt"/>
    </style:style>
    <style:style style:name="P168" style:parent-style-name="Standard" style:family="paragraph">
      <style:paragraph-properties fo:text-align="justify" fo:margin-left="0.1965in">
        <style:tab-stops/>
      </style:paragraph-properties>
    </style:style>
    <style:style style:name="T169" style:parent-style-name="Policepardéfaut" style:family="text">
      <style:text-properties style:font-name="Consolas" fo:font-size="9pt" style:font-size-asian="9pt" style:font-size-complex="9pt"/>
    </style:style>
    <style:style style:name="T170" style:parent-style-name="Policepardéfaut" style:family="text">
      <style:text-properties style:font-name="Consolas" fo:font-weight="bold" style:font-weight-asian="bold" style:font-weight-complex="bold" fo:font-size="9pt" style:font-size-asian="9pt" style:font-size-complex="9pt"/>
    </style:style>
    <style:style style:name="T171" style:parent-style-name="Policepardéfaut" style:family="text">
      <style:text-properties style:font-name="Consolas" fo:font-size="9pt" style:font-size-asian="9pt" style:font-size-complex="9pt"/>
    </style:style>
    <style:style style:name="T172" style:parent-style-name="Policepardéfaut" style:family="text">
      <style:text-properties style:font-name="Consolas" fo:color="#0000FF" fo:font-size="9pt" style:font-size-asian="9pt" style:font-size-complex="9pt"/>
    </style:style>
    <style:style style:name="T173" style:parent-style-name="Policepardéfaut" style:family="text">
      <style:text-properties style:font-name="Consolas" fo:font-size="9pt" style:font-size-asian="9pt" style:font-size-complex="9pt"/>
    </style:style>
    <style:style style:name="P174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175" style:parent-style-name="Standard" style:family="paragraph">
      <style:paragraph-properties fo:text-align="justify"/>
      <style:text-properties fo:color="#000000" fo:font-size="6pt" style:font-size-asian="6pt" style:font-size-complex="6.5pt"/>
    </style:style>
    <style:style style:name="P176" style:parent-style-name="Standard" style:family="paragraph">
      <style:paragraph-properties fo:text-align="justify"/>
      <style:text-properties fo:color="#000000"/>
    </style:style>
    <style:style style:name="P177" style:parent-style-name="Standard" style:family="paragraph">
      <style:paragraph-properties fo:text-align="justify"/>
      <style:text-properties fo:color="#000000" fo:font-size="3pt" style:font-size-asian="3pt" style:font-size-complex="3pt"/>
    </style:style>
    <style:style style:name="P178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79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0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1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2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3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4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5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6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7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8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89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0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1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2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3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4" style:parent-style-name="Standard" style:family="paragraph">
      <style:paragraph-properties fo:text-align="justify" fo:margin-left="0.1965in">
        <style:tab-stops/>
      </style:paragraph-properties>
      <style:text-properties style:font-name="Consolas" fo:color="#0000FF" fo:font-size="9pt" style:font-size-asian="9pt" style:font-size-complex="9pt"/>
    </style:style>
    <style:style style:name="P195" style:parent-style-name="Standard" style:family="paragraph">
      <style:paragraph-properties fo:text-align="justify"/>
      <style:text-properties fo:color="#000000"/>
    </style:style>
    <style:style style:name="P196" style:parent-style-name="Standard" style:family="paragraph">
      <style:paragraph-properties fo:text-align="justify"/>
    </style:style>
    <style:style style:name="T197" style:parent-style-name="Policepardéfaut" style:family="text">
      <style:text-properties style:font-name="Calibri"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T198" style:parent-style-name="Policepardéfaut" style:family="text">
      <style:text-properties style:font-name="Calibri" fo:font-weight="bold" style:font-weight-asian="bold" style:font-weight-complex="bold" fo:color="#C9211E"/>
    </style:style>
    <style:style style:name="P199" style:parent-style-name="Standard" style:family="paragraph">
      <style:paragraph-properties fo:text-align="justify" fo:margin-left="0.1965in">
        <style:tab-stops/>
      </style:paragraph-properties>
    </style:style>
    <style:style style:name="T200" style:parent-style-name="Policepardéfaut" style:family="text">
      <style:text-properties fo:color="#000000"/>
    </style:style>
    <style:style style:name="T201" style:parent-style-name="Policepardéfaut" style:family="text">
      <style:text-properties style:font-name="Consolas" fo:color="#0000FF" fo:font-size="9pt" style:font-size-asian="9pt" style:font-size-complex="9pt"/>
    </style:style>
    <style:style style:name="T202" style:parent-style-name="Policepardéfaut" style:family="text">
      <style:text-properties fo:color="#000000"/>
    </style:style>
    <style:style style:name="T203" style:parent-style-name="Policepardéfaut" style:family="text">
      <style:text-properties style:font-name="Consolas" fo:color="#0000FF" fo:font-size="9pt" style:font-size-asian="9pt" style:font-size-complex="9pt"/>
    </style:style>
    <style:style style:name="T204" style:parent-style-name="Policepardéfaut" style:family="text">
      <style:text-properties fo:color="#000000"/>
    </style:style>
    <style:style style:name="P205" style:parent-style-name="Standard" style:family="paragraph">
      <style:paragraph-properties fo:text-align="justify"/>
    </style:style>
    <style:style style:name="T206" style:parent-style-name="Policepardéfaut" style:family="text">
      <style:text-properties fo:color="#000000"/>
    </style:style>
    <style:style style:name="T207" style:parent-style-name="Policepardéfaut" style:family="text">
      <style:text-properties fo:color="#000000" fo:background-color="#FFFF00"/>
    </style:style>
    <style:style style:name="T208" style:parent-style-name="Policepardéfaut" style:family="text">
      <style:text-properties style:font-name="Consolas" fo:color="#0000FF" fo:font-size="9pt" style:font-size-asian="9pt" style:font-size-complex="9pt" fo:background-color="#FFFF00"/>
    </style:style>
    <style:style style:name="T209" style:parent-style-name="Policepardéfaut" style:family="text">
      <style:text-properties fo:color="#000000" fo:background-color="#FFFF00"/>
    </style:style>
    <style:style style:name="T210" style:parent-style-name="Policepardéfaut" style:family="text">
      <style:text-properties style:font-name="Consolas" fo:color="#0000FF" fo:font-size="9pt" style:font-size-asian="9pt" style:font-size-complex="9pt" fo:background-color="#FFFF00"/>
    </style:style>
    <style:style style:name="T211" style:parent-style-name="Policepardéfaut" style:family="text">
      <style:text-properties fo:color="#000000" fo:background-color="#FFFF00"/>
    </style:style>
    <style:style style:name="P212" style:parent-style-name="Standard" style:family="paragraph">
      <style:paragraph-properties fo:text-align="justify" fo:margin-left="0.1965in">
        <style:tab-stops/>
      </style:paragraph-properties>
    </style:style>
    <style:style style:name="T213" style:parent-style-name="Policepardéfaut" style:family="text">
      <style:text-properties fo:color="#000000"/>
    </style:style>
    <style:style style:name="T214" style:parent-style-name="Policepardéfaut" style:family="text">
      <style:text-properties fo:color="#000000"/>
    </style:style>
    <style:style style:name="T215" style:parent-style-name="Policepardéfaut" style:family="text">
      <style:text-properties style:font-name="Consolas" fo:font-weight="bold" style:font-weight-asian="bold" style:font-weight-complex="bold" fo:color="#0000FF" fo:font-size="9pt" style:font-size-asian="9pt" style:font-size-complex="9pt"/>
    </style:style>
    <style:style style:name="T216" style:parent-style-name="Policepardéfaut" style:family="text">
      <style:text-properties fo:color="#000000"/>
    </style:style>
    <style:style style:name="P217" style:parent-style-name="Standard" style:family="paragraph">
      <style:paragraph-properties fo:text-align="justify" fo:margin-left="0.1965in">
        <style:tab-stops/>
      </style:paragraph-properties>
    </style:style>
    <style:style style:name="T218" style:parent-style-name="Policepardéfaut" style:family="text">
      <style:text-properties fo:color="#000000" fo:background-color="#FFFF00"/>
    </style:style>
    <style:style style:name="T219" style:parent-style-name="Policepardéfaut" style:family="text">
      <style:text-properties fo:color="#000000" fo:background-color="#FFFF00"/>
    </style:style>
    <style:style style:name="P220" style:parent-style-name="Standard" style:family="paragraph">
      <style:paragraph-properties fo:text-align="justify" fo:margin-left="0.1965in">
        <style:tab-stops/>
      </style:paragraph-properties>
    </style:style>
    <style:style style:name="T221" style:parent-style-name="Policepardéfaut" style:family="text">
      <style:text-properties fo:color="#000000"/>
    </style:style>
    <style:style style:name="T222" style:parent-style-name="Policepardéfaut" style:family="text">
      <style:text-properties style:font-name="Consolas" fo:font-weight="bold" style:font-weight-asian="bold" style:font-weight-complex="bold" fo:color="#0000FF" fo:font-size="9pt" style:font-size-asian="9pt" style:font-size-complex="9pt"/>
    </style:style>
    <style:style style:name="T223" style:parent-style-name="Policepardéfaut" style:family="text">
      <style:text-properties fo:color="#000000"/>
    </style:style>
    <style:style style:name="P224" style:parent-style-name="Standard" style:family="paragraph">
      <style:paragraph-properties fo:text-align="justify" fo:margin-left="0.1965in">
        <style:tab-stops/>
      </style:paragraph-properties>
    </style:style>
    <style:style style:name="T225" style:parent-style-name="Policepardéfaut" style:family="text">
      <style:text-properties style:font-name-complex="Calibri Light" fo:background-color="#FFFF00"/>
    </style:style>
    <style:style style:name="T226" style:parent-style-name="Policepardéfaut" style:family="text">
      <style:text-properties fo:background-color="#FFFF00"/>
    </style:style>
    <style:style style:name="P227" style:parent-style-name="Standard" style:family="paragraph">
      <style:paragraph-properties fo:text-align="justify" fo:margin-left="0.1965in">
        <style:tab-stops/>
      </style:paragraph-properties>
    </style:style>
    <style:style style:name="T228" style:parent-style-name="Policepardéfaut" style:family="text">
      <style:text-properties fo:color="#000000"/>
    </style:style>
    <style:style style:name="T229" style:parent-style-name="Policepardéfaut" style:family="text">
      <style:text-properties fo:color="#000000"/>
    </style:style>
    <style:style style:name="T230" style:parent-style-name="Policepardéfaut" style:family="text">
      <style:text-properties style:font-name="Consolas" fo:color="#0000FF" fo:font-size="9pt" style:font-size-asian="9pt" style:font-size-complex="9pt"/>
    </style:style>
    <style:style style:name="P231" style:parent-style-name="Standard" style:family="paragraph">
      <style:paragraph-properties fo:text-align="justify"/>
      <style:text-properties fo:color="#000000"/>
    </style:style>
    <style:style style:name="P232" style:parent-style-name="Standard" style:family="paragraph">
      <style:paragraph-properties fo:text-align="justify"/>
    </style:style>
    <style:style style:name="T233" style:parent-style-name="Policepardéfaut" style:family="text">
      <style:text-properties style:font-name="Calibri Light" style:font-name-complex="Calibri Light" fo:color="#000000" style:font-size-complex="11pt"/>
    </style:style>
    <style:style style:name="T234" style:parent-style-name="Policepardéfaut" style:family="text">
      <style:text-properties style:font-name="Calibri Light" style:font-name-complex="Calibri Light" fo:color="#000000" style:font-size-complex="11pt" fo:background-color="#FFFF00"/>
    </style:style>
    <style:style style:name="T235" style:parent-style-name="Policepardéfaut" style:family="text">
      <style:text-properties style:font-name="Calibri Light" style:font-name-complex="Calibri Light" fo:color="#000000" style:font-size-complex="11pt"/>
    </style:style>
    <style:style style:name="T236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P237" style:parent-style-name="Standard" style:family="paragraph">
      <style:paragraph-properties fo:text-align="justify"/>
    </style:style>
    <style:style style:name="T238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T239" style:parent-style-name="Policepardéfaut" style:family="text">
      <style:text-properties style:font-name="Calibri Light" style:font-name-complex="Calibri Light" fo:color="#373737" style:font-size-complex="11pt" fo:background-color="#FFFF00"/>
    </style:style>
    <style:style style:name="T240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T241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T242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T243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P244" style:parent-style-name="Standard" style:family="paragraph">
      <style:paragraph-properties fo:text-align="justify"/>
      <style:text-properties style:font-name="Calibri Light" style:font-name-complex="Calibri Light" fo:color="#373737" style:font-size-complex="11pt" fo:background-color="#FDFDFD"/>
    </style:style>
    <style:style style:name="P245" style:parent-style-name="Standard" style:family="paragraph">
      <style:paragraph-properties fo:text-align="justify"/>
      <style:text-properties style:font-name="Calibri Light" style:font-name-complex="Calibri Light" fo:color="#373737" style:font-size-complex="11pt" fo:background-color="#FDFDFD"/>
    </style:style>
    <style:style style:name="P246" style:parent-style-name="Standard" style:family="paragraph">
      <style:paragraph-properties fo:text-align="justify"/>
    </style:style>
    <style:style style:name="T247" style:parent-style-name="Policepardéfaut" style:family="text">
      <style:text-properties style:font-name="Calibri Light" style:font-name-complex="Calibri Light" fo:color="#373737" style:font-size-complex="11pt" fo:background-color="#FFFF00"/>
    </style:style>
    <style:style style:name="T248" style:parent-style-name="Policepardéfaut" style:family="text">
      <style:text-properties style:font-name="Calibri Light" style:font-name-complex="Calibri Light" fo:color="#373737" style:font-size-complex="11pt" fo:background-color="#FDFDFD"/>
    </style:style>
    <style:style style:name="P249" style:parent-style-name="Standard" style:family="paragraph">
      <style:paragraph-properties fo:text-align="justify"/>
    </style:style>
    <style:style style:name="T250" style:parent-style-name="Policepardéfaut" style:family="text">
      <style:text-properties style:font-name="Calibri Light" style:font-name-complex="Calibri Light" fo:color="#373737" style:font-size-complex="11pt" fo:background-color="#FDFDFD"/>
    </style:style>
  </office:automatic-styles>
  <office:body>
    <office:text text:use-soft-page-breaks="true">
      <text:p text:style-name="P1"><text:span text:style-name="T11">TP<text:s/></text:span><text:span text:style-name="T12">PostgreSQL</text:span><text:span text:style-name="T13"><text:s/>guests stars : Java OpenJFX JDBC – 1</text:span><text:span text:style-name="T14"><text:line-break/></text:span><text:span text:style-name="T15">développement côté serveur SGBDR</text:span></text:p>
      <text:p text:style-name="Standard"><text:span text:style-name="T16">sources </text:span><text:span text:style-name="T17">:</text:span></text:p>
      <text:p text:style-name="P18"/>
      <text:p text:style-name="P19"><text:span text:style-name="T20">Objectif </text:span><text:span text:style-name="T21">: Quelques éléments de programmation côté serveur postgreSQL</text:span></text:p>
      <text:p text:style-name="P22"/>
      <text:p text:style-name="P23"><text:span text:style-name="T24">Scénario</text:span><text:span text:style-name="T25"> : Un enseignant a créé la bdd ‘notation’ afin d’enregistrer les moyennes de ses étudiants… De</text:span><text:span text:style-name="T26">s méchants trolls ont décidé de passer à l’attaque…</text:span></text:p>
      <text:p text:style-name="P27"/>
      <text:p text:style-name="P28"><text:span text:style-name="T29">L’enseignant (</text:span><text:span text:style-name="T30">on l’appellera ‘cm’ afin de conserver son anonymat</text:span><text:span text:style-name="T31">) s’est appuyé sur l’outil PgAdmin.</text:span></text:p>
      <text:list text:style-name="LFO1" text:continue-numbering="true">
        <text:list-item>
          <text:p text:style-name="P32">Il a commencé par se connecter avec le rôle ‘postgres’ afin de créer le rôle ‘slamsio’ qui a le droit<text:s/>de créer des bdd ;</text:p>
        </text:list-item>
        <text:list-item>
          <text:p text:style-name="P33">Puis il a créé la bdd ‘notation’ dont il a fixé la propriété à ‘slamsio’ ;</text:p>
        </text:list-item>
        <text:list-item>
          <text:p text:style-name="P34">Après cela il a créé un ‘serveur de connexion’ qu’il a appelé ‘slamsio’ afin de simplifier les manipulations ;</text:p>
        </text:list-item>
        <text:list-item>
          <text:p text:style-name="P35">Il s’est déconnecté de la connexion par défaut (postgres)  et s’est connecté à la connexion ‘slamsio’.</text:p>
        </text:list-item>
        <text:list-item>
          <text:p text:style-name="P36">Il a créé la table ‘etudiant’ qui contient les champs :</text:p>
        </text:list-item>
      </text:list>
      <text:p text:style-name="P37">CREATE TABLE etudiant (</text:p>
      <text:p text:style-name="P38"><text:tab/>id integer primary key generated always as identity,</text:p>
      <text:p text:style-name="P39"><text:tab/>prenom varchar(100) not null,</text:p>
      <text:p text:style-name="P40"><text:tab/>nom varchar(100),</text:p>
      <text:p text:style-name="P41"><text:tab/>moyenne real<text:s/>default null</text:p>
      <text:p text:style-name="P42">);</text:p>
      <text:p text:style-name="P43"/>
      <text:p text:style-name="P44">Il a inséré quelques données de test :</text:p>
      <text:p text:style-name="P45">INSERT INTO etudiant<text:s/><text:tab/>(prenom, nom, moyenne)</text:p>
      <text:p text:style-name="P46"><text:tab/><text:tab/><text:tab/><text:tab/>VALUES<text:tab/>('Etienne', 'Baillif', round(CAST(float8 (random()*(20-0)+0) as numeric),2)),</text:p>
      <text:p text:style-name="P47"><text:tab/><text:tab/><text:tab/><text:tab/><text:tab/><text:tab/><text:tab/>('Aammar', 'Balahachi', round(CAST(float8 (random()*(20-0)+0) as numeric),2)),</text:p>
      <text:p text:style-name="P48"><text:tab/><text:tab/><text:tab/><text:tab/><text:tab/><text:tab/><text:tab/>('Dylan', 'Bremanato', round(CAST(float8 (random()*(20-0)+0) as numeric),2)),</text:p>
      <text:p text:style-name="P49"><text:tab/><text:tab/><text:tab/><text:tab/><text:tab/><text:tab/><text:tab/>('Thomas', 'Candapanaiken', round(CAST(float8 (random()*(20-0)+0) as numeric),2)),</text:p>
      <text:p text:style-name="P50"><text:tab/><text:tab/><text:tab/><text:tab/><text:tab/><text:tab/><text:tab/>('Damien', 'Chane Hime', round(CAST(float8 (random()*(20-0)+0) as numeric),2)),</text:p>
      <text:p text:style-name="P51"><text:tab/><text:tab/><text:tab/><text:tab/><text:tab/><text:tab/><text:tab/>('Rakine', 'Daoud', round(CAST(float8 (random()*(20-0)+0) as numeric),2)),</text:p>
      <text:p text:style-name="P52"><text:tab/><text:tab/><text:tab/><text:tab/><text:tab/><text:tab/><text:tab/>('Anne Sophie', 'Faustino', round(CAST(float8 (random()*(20-0)+0) as numeric),2)),</text:p>
      <text:p text:style-name="P53"><text:tab/><text:tab/><text:tab/><text:tab/><text:tab/><text:tab/><text:tab/>('David', 'Fontaine', round(CAST(float8 (random()*(20-0)+0) as numeric),2)),</text:p>
      <text:p text:style-name="P54"><text:tab/><text:tab/><text:tab/><text:tab/><text:tab/><text:tab/><text:tab/>('Fabrice', 'Foudrin', round(CAST(float8 (random()*(20-0)+0) as numeric),2)),</text:p>
      <text:p text:style-name="P55"><text:tab/><text:tab/><text:tab/><text:tab/><text:tab/><text:tab/><text:tab/>('Glen', 'Michel', round(CAST(float8 (random()*(20-0)+0) as numeric),2)),</text:p>
      <text:p text:style-name="P56"><text:tab/><text:tab/><text:tab/><text:tab/><text:tab/><text:tab/><text:tab/>('Dimitri', 'Raymond', round(CAST(float8 (random()*(20-0)+0) as numeric),2)),</text:p>
      <text:p text:style-name="P57"><text:tab/><text:tab/><text:tab/><text:tab/><text:tab/><text:tab/><text:tab/>('Romain', 'Royer', round(CAST(float8 (random()*(20-0)+0) as numeric),2)),</text:p>
      <text:p text:style-name="P58"><text:tab/><text:tab/><text:tab/><text:tab/><text:tab/><text:tab/><text:tab/>('Alfred', 'Tadjidine', round(CAST(float8 (random()*(20-0)+0) as numeric),2)),</text:p>
      <text:p text:style-name="P59"><text:tab/><text:tab/><text:tab/><text:tab/><text:tab/><text:tab/><text:tab/>('Julien', 'Velia', round(CAST(float8 (random()*(20-0)+0) as numeric),2)),</text:p>
      <text:p text:style-name="P60"><text:tab/><text:tab/><text:tab/><text:tab/><text:tab/><text:tab/><text:tab/>('Nicolas', 'Velia', round(CAST(float8 (random()*(20-0)+0) as numeric),2)),</text:p>
      <text:p text:style-name="P61"><text:tab/><text:tab/><text:tab/><text:tab/><text:tab/><text:tab/><text:tab/>('James', 'Vyapury', round(CAST(float8 (random()*(20-0)+0) as numeric),2)) ;</text:p>
      <text:p text:style-name="P62">et vérifié le fonctionnement :</text:p>
      <text:p text:style-name="P63">SELECT id, prenom, moyenne FROM etudiant;</text:p>
      <text:p text:style-name="P64"/>
      <text:p text:style-name="P65">Tout marche, il est content… et peut vider la table pour être prêt dès qu’il aura besoin d’une saisie réelle.</text:p>
      <text:p text:style-name="P66"><text:span text:style-name="T67"><text:tab/></text:span><text:span text:style-name="T68">TRUNCATE TABLE etudiant;</text:span></text:p>
      <text:p text:style-name="P69"/>
      <text:p text:style-name="P70"/>
      <text:p text:style-name="P71">Pendant ce temps, l’équipe de Trolls n’est pas restée les mains dans les poches…</text:p>
      <text:p text:style-name="P72">Ayant réussi à se connecter<text:s/>malicieusement à la base avec les droits de ‘slamsio’. Ils ont inséré le code suivant :</text:p>
      <text:p text:style-name="P73"/>
      <text:p text:style-name="P74"><text:span text:style-name="T75">CREATE OR REPLACE<text:s/></text:span><text:span text:style-name="T76">FUNCTION</text:span><text:span text:style-name="T77"><text:s/></text:span><text:span text:style-name="T78">pirateInsertProc0()</text:span></text:p>
      <text:p text:style-name="P79">RETURNS TRIGGER AS $code$</text:p>
      <text:p text:style-name="P80"><text:tab/>BEGIN</text:p>
      <text:p text:style-name="P81"><text:tab/>CREATE TABLE IF NOT EXISTS log_etudiant (</text:p>
      <text:p text:style-name="P82"><text:tab/><text:tab/>id integer primary key generated always as<text:s/>identity,</text:p>
      <text:p text:style-name="P83"><text:tab/><text:tab/>prenom varchar(100) not null,</text:p>
      <text:p text:style-name="P84"><text:tab/><text:tab/>nom varchar(100),</text:p>
      <text:p text:style-name="P85"><text:tab/><text:tab/>moyenne real default null,</text:p>
      <text:p text:style-name="P86"><text:tab/><text:tab/>quand timestamp</text:p>
      <text:p text:style-name="P87"><text:tab/>);</text:p>
      <text:p text:style-name="P88"><text:tab/>RETURN NEW;<text:tab/><text:tab/></text:p>
      <text:p text:style-name="P89">END $code$ LANGUAGE plpgsql;</text:p>
      <text:p text:style-name="P90">DROP TRIGGER IF EXISTS pirate0 ON etudiant;</text:p>
      <text:p text:style-name="P91"/>
      <text:p text:style-name="P92"/>
      <text:p text:style-name="P93"/>
      <text:p text:style-name="P94"/>
      <text:soft-page-break/>
      <text:p text:style-name="P95"><text:span text:style-name="T96">CREATE<text:s/></text:span><text:span text:style-name="T97">TRIGGER</text:span><text:span text:style-name="T98"><text:s/></text:span><text:span text:style-name="T99">pirate0</text:span></text:p>
      <text:p text:style-name="P100"><text:span text:style-name="T101"><text:tab/></text:span><text:span text:style-name="T102">BEFORE</text:span><text:span text:style-name="T103"><text:s/>INSERT</text:span></text:p>
      <text:p text:style-name="P104"><text:tab/>ON etudiant</text:p>
      <text:p text:style-name="P105"><text:tab/>FOR EACH STATEMENT</text:p>
      <text:p text:style-name="P106"><text:span text:style-name="T107"><text:tab/></text:span><text:span text:style-name="T108">EXECUTE PROCEDURE</text:span><text:span text:style-name="T109"><text:s/></text:span><text:span text:style-name="T110">pirateInsertProc0()</text:span><text:span text:style-name="T111">;</text:span></text:p>
      <text:p text:style-name="P112"/>
      <text:p text:style-name="P113"><text:span text:style-name="T114">CREATE OR REPLACE<text:s/></text:span><text:span text:style-name="T115">FUNCTION</text:span><text:span text:style-name="T116"><text:s/></text:span><text:span text:style-name="T117">pirateInsertProc1()</text:span></text:p>
      <text:p text:style-name="P118">RETURNS TRIGGER AS $code$</text:p>
      <text:p text:style-name="P119"><text:tab/>BEGIN</text:p>
      <text:p text:style-name="P120"><text:tab/><text:tab/>INSERT INTO log_etudiant (prenom, nom, moyenne, quand) VALUES (NEW.prenom, NEW.nom,<text:s/>NEW.moyenne, now());</text:p>
      <text:p text:style-name="P121"><text:tab/>RETURN NEW;<text:tab/><text:tab/></text:p>
      <text:p text:style-name="P122">END $code$ LANGUAGE plpgsql;</text:p>
      <text:p text:style-name="P123"><text:tab/></text:p>
      <text:p text:style-name="P124">DROP TRIGGER IF EXISTS pirate1 on etudiant ;</text:p>
      <text:p text:style-name="P125"><text:span text:style-name="T126">CREATE<text:s/></text:span><text:span text:style-name="T127">TRIGGER</text:span><text:span text:style-name="T128"><text:s/></text:span><text:span text:style-name="T129">pirate1</text:span></text:p>
      <text:p text:style-name="P130"><text:span text:style-name="T131"><text:tab/></text:span><text:span text:style-name="T132">BEFORE</text:span><text:span text:style-name="T133"><text:s/>INSERT</text:span></text:p>
      <text:p text:style-name="P134"><text:tab/>ON etudiant</text:p>
      <text:p text:style-name="P135"><text:tab/>FOR EACH ROW</text:p>
      <text:p text:style-name="P136"><text:span text:style-name="T137"><text:tab/></text:span><text:span text:style-name="T138">EXECUTE PROCEDURE</text:span><text:span text:style-name="T139"><text:s/></text:span><text:span text:style-name="T140">pirateInsertProc1()</text:span><text:span text:style-name="T141"><text:s/>;</text:span></text:p>
      <text:p text:style-name="P142"/>
      <text:p text:style-name="P143"><text:span text:style-name="T144">CREATE OR REPLACE<text:s/></text:span><text:span text:style-name="T145">FUNCTION</text:span><text:span text:style-name="T146"><text:s/></text:span><text:span text:style-name="T147">pirateIns</text:span><text:span text:style-name="T148">ertProc2()</text:span></text:p>
      <text:p text:style-name="P149">RETURNS TRIGGER AS $code$</text:p>
      <text:p text:style-name="P150"><text:tab/>BEGIN</text:p>
      <text:p text:style-name="P151"><text:tab/><text:tab/>UPDATE etudiant set moyenne=round(CAST(float8 (random()*(20-10)+10) as numeric),2) ;</text:p>
      <text:p text:style-name="P152"><text:tab/><text:tab/>RAISE INFO 'Gotcha!';</text:p>
      <text:p text:style-name="P153">RETURN NEW;<text:tab/><text:tab/></text:p>
      <text:p text:style-name="P154">END $code$ LANGUAGE plpgsql;<text:tab/><text:tab/></text:p>
      <text:p text:style-name="P155"/>
      <text:p text:style-name="P156">DROP TRIGGER IF EXISTS pirate2 on etudiant ;</text:p>
      <text:p text:style-name="P157"><text:span text:style-name="T158">CREATE<text:s/></text:span><text:span text:style-name="T159">TRIGGER</text:span><text:span text:style-name="T160"><text:s/></text:span><text:span text:style-name="T161">pirate2</text:span></text:p>
      <text:p text:style-name="P162"><text:span text:style-name="T163"><text:tab/></text:span><text:span text:style-name="T164">AFTER</text:span><text:span text:style-name="T165"><text:s/>INSERT</text:span></text:p>
      <text:p text:style-name="P166"><text:tab/>ON etudiant</text:p>
      <text:p text:style-name="P167"><text:tab/>FOR EACH ROW</text:p>
      <text:p text:style-name="P168"><text:span text:style-name="T169"><text:tab/></text:span><text:span text:style-name="T170">EXECUTE PROCEDURE</text:span><text:span text:style-name="T171"><text:s/></text:span><text:span text:style-name="T172">pirateInsertProc2()</text:span><text:span text:style-name="T173"><text:s/>;</text:span></text:p>
      <text:p text:style-name="P174"/>
      <text:p text:style-name="P175"/>
      <text:p text:style-name="P176">De retour à son bureau, ‘cm’ est prêt pour enregistrer les moyennes de ses étudiants. Il exécute l’instruction :</text:p>
      <text:p text:style-name="P177"/>
      <text:p text:style-name="P178">INSERT INTO etudiant<text:s/><text:tab/>(prenom, nom, moyenne)</text:p>
      <text:p text:style-name="P179"><text:tab/><text:tab/><text:tab/><text:tab/>VALUES<text:tab/>('Etienne', 'Baillif', round(CAST(float8 (random()*(20-0)+0) as numeric),2)),</text:p>
      <text:p text:style-name="P180"><text:tab/><text:tab/><text:tab/><text:tab/><text:tab/><text:tab/><text:tab/>('Aammar', 'Balahachi', round(CAST(float8 (random()*(20-0)+0) as numeric),2)),</text:p>
      <text:p text:style-name="P181"><text:tab/><text:tab/><text:tab/><text:tab/><text:tab/><text:tab/><text:tab/>('Dylan', 'Bremanato',<text:s/>round(CAST(float8 (random()*(20-0)+0) as numeric),2)),</text:p>
      <text:p text:style-name="P182"><text:tab/><text:tab/><text:tab/><text:tab/><text:tab/><text:tab/><text:tab/>('Thomas', 'Candapanaiken', round(CAST(float8 (random()*(20-0)+0) as numeric),2)),</text:p>
      <text:p text:style-name="P183"><text:tab/><text:tab/><text:tab/><text:tab/><text:tab/><text:tab/><text:tab/>('Damien', 'Chane Hime', round(CAST(float8 (random()*(20-0)+0) as numeric),2)),</text:p>
      <text:p text:style-name="P184"><text:tab/><text:tab/><text:tab/><text:tab/><text:tab/><text:tab/><text:tab/>('Rakine', 'Daoud', round(CAST(float8 (random()*(20-0)+0) as numeric),2)),</text:p>
      <text:p text:style-name="P185"><text:tab/><text:tab/><text:tab/><text:tab/><text:tab/><text:tab/><text:tab/>('Anne Sophie', 'Faustino', round(CAST(float8 (random()*(20-0)+0) as numeric),2)),</text:p>
      <text:p text:style-name="P186"><text:tab/><text:tab/><text:tab/><text:tab/><text:tab/><text:tab/><text:tab/>('David', 'Fontaine', round(CAST(float8 (random()*(20-0)+0) as numeric),2)),</text:p>
      <text:p text:style-name="P187"><text:tab/><text:tab/><text:tab/><text:tab/><text:tab/><text:tab/><text:tab/>('Fabrice', 'Foudrin', round(CAST(float8 (random()*(20-0)+0) as numeric),2)),</text:p>
      <text:p text:style-name="P188"><text:tab/><text:tab/><text:tab/><text:tab/><text:tab/><text:tab/><text:tab/>('Glen', 'Michel', round(CAST(float8 (random()*(20-0)+0) as numeric),2)),</text:p>
      <text:p text:style-name="P189"><text:tab/><text:tab/><text:tab/><text:tab/><text:tab/><text:tab/><text:tab/>('Dimitri', 'Raymond', round(CAST(float8 (random()*(20-0)+0) as numeric),2)),</text:p>
      <text:p text:style-name="P190"><text:tab/><text:tab/><text:tab/><text:tab/><text:tab/><text:tab/><text:tab/>('Romain', 'Royer', round(CAST(float8 (random()*(20-0)+0) as numeric),2)),</text:p>
      <text:p text:style-name="P191"><text:tab/><text:tab/><text:tab/><text:tab/><text:tab/><text:tab/><text:tab/>('Alfred', 'Tadjidine', round(CAST(float8 (random()*(20-0)+0) as numeric),2)),</text:p>
      <text:p text:style-name="P192"><text:tab/><text:tab/><text:tab/><text:tab/><text:tab/><text:tab/><text:tab/>('Julien', 'Velia', round(CAST(float8 (random()*(20-0)+0) as numeric),2)),</text:p>
      <text:p text:style-name="P193"><text:tab/><text:tab/><text:tab/><text:tab/><text:tab/><text:tab/><text:tab/>('Nicolas', 'Velia', round(CAST(float8 (random()*(20-0)+0) as numeric),2)),</text:p>
      <text:p text:style-name="P194"><text:tab/><text:tab/><text:tab/><text:tab/><text:tab/><text:tab/><text:tab/>('James', 'Vyapury', round(CAST(float8 (random()*(20-0)+0) as numeric),2)) ;</text:p>
      <text:p text:style-name="P195"/>
      <text:p text:style-name="P196"><text:span text:style-name="T197">Questions</text:span><text:span text:style-name="T198"> :</text:span></text:p>
      <text:p text:style-name="P199"><text:span text:style-name="T200">Comment expliquer que l’on trouve ‘</text:span><text:span text:style-name="T201">BEFORE</text:span><text:span text:style-name="T202">’ ou ‘</text:span><text:span text:style-name="T203">AFTER</text:span><text:span text:style-name="T204">’ dans le code des ‘méchants’ ?</text:span></text:p>
      <text:p text:style-name="P205"><text:span text:style-name="T206"><text:tab/></text:span><text:span text:style-name="T207">‘</text:span><text:span text:style-name="T208">BEFORE</text:span><text:span text:style-name="T209">’ est une un instruction qui se lance avant au début du traitement de la requête , au contraîre de<text:s/></text:span><text:span text:style-name="T210">AFTER</text:span><text:span text:style-name="T211">’ ou l’instruction se lance après le traitement de la requête.</text:span></text:p>
      <text:p text:style-name="P212"><text:span text:style-name="T213">Que se passe-t-il si on re</text:span><text:span text:style-name="T214">nomme les triggers<text:s/></text:span><text:span text:style-name="T215">pirate2 → pirate0 ; pirate 0 → pirate 1 ; pirate1 → pirate2</text:span><text:span text:style-name="T216">. Quelle conclusion tirez-vous du résultat ? Redonner les noms initiaux et vérifier le fonctionnement .</text:span></text:p>
      <text:p text:style-name="P217"><text:span text:style-name="T218">Le nom des triggers importe peut ,<text:s/></text:span><text:span text:style-name="T219">étant donné que les actions qu’il effectue ne dépendent pas de son nom mais des instructions qu’ils donnent ( Before ou After ), tant que ces fonctions sont présente lors de son exécutions pas d’erreurs.</text:span></text:p>
      <text:p text:style-name="P220"><text:span text:style-name="T221">Que doit-on comprendre du mot clé ‘</text:span><text:span text:style-name="T222">NEW</text:span><text:span text:style-name="T223">’ dans le code ci -dessus ?</text:span></text:p>
      <text:p text:style-name="P224"><text:span text:style-name="T225">NEW <text:s/>représente</text:span><text:span text:style-name="T226"><text:s/>les valeurs des colonnes de la ligne traitée après qu'elle a été modifiée par l'événement déclencheur. Ces valeurs peuvent être lues et modifiées.</text:span></text:p>
      <text:soft-page-break/>
      <text:p text:style-name="P227"><text:span text:style-name="T228">En<text:s/></text:span><text:span text:style-name="T229">vous aidant de la documentation de postgreSQL et de vos recherches sur internet, détaillez la logique de l’expression :<text:s/></text:span><text:span text:style-name="T230">round(CAST(float8 (random()*(20-0)+0) as numeric),2)</text:span></text:p>
      <text:p text:style-name="P231"/>
      <text:p text:style-name="P232"><text:span text:style-name="T233"><text:tab/></text:span><text:span text:style-name="T234">Round()</text:span><text:span text:style-name="T235"><text:s/>= Cette</text:span><text:span text:style-name="T236"><text:s/>fonction permet soit d’arrondir sans utiliser de décimal pour retourner un nombre entier (c’est-à-dire : aucun chiffre après la virgule), ou de choisir le nombre de chiffre après la virgule.</text:span></text:p>
      <text:p text:style-name="P237"><text:span text:style-name="T238"><text:tab/></text:span><text:span text:style-name="T239">CAST()</text:span><text:span text:style-name="T240"><text:s/>=<text:s/></text:span><text:span text:style-name="T241">La fonction CAST() dans le langage SQL est une fonction de transtypage qui permet de convertir une d</text:span><text:span text:style-name="T242">o</text:span><text:span text:style-name="T243">nnées d’un type en un autre. Il est par exemple possible de transformer une date au format DATETIME en DATE, ou l’inverse.</text:span></text:p>
      <text:p text:style-name="P244"><text:tab/></text:p>
      <text:p text:style-name="P245"/>
      <text:p text:style-name="P246"><text:span text:style-name="T247">Ici la fonction va retourné un nombre décimal ( deux chiffres après la virgule ) , compris entre 0 et 20.</text:span><text:span text:style-name="T248"><text:s/></text:span></text:p>
      <text:p text:style-name="P249"><text:span text:style-name="T25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65in"/>
      <style:text-properties style:font-name="Calibri Light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fr" fo:country="R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Calibri Light" style:font-name-asian="Calibri Light" style:font-name-complex="Calibri Light" fo:font-weight="bold" style:font-weight-asian="bold" style:font-weight-complex="bold" fo:font-size="12pt" style:font-size-asian="12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Calibri Light" style:font-name-asian="NSimSun" fo:font-weight="bold" style:font-weight-asian="bold" style:font-weight-complex="bold" fo:color="#0000FF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text:number-lines="fals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ibri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asian="Calibri Light" fo:font-size="12pt" style:font-size-asian="12pt"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style:font-name-asian="Calibri Light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text-properties style:font-name-asian="Calibri Light" fo:font-size="12pt" style:font-size-asian="12pt" fo:hyphenate="false"/>
    </style:style>
    <style:style style:name="HeaderandFooter" style:display-name="Header and Footer" style:family="paragraph" style:parent-style-name="Standard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Footnote" style:display-name="Footnote" style:family="paragraph" style:parent-style-name="Standard">
      <style:paragraph-properties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P2" style:parent-style-name="Pieddepage" style:family="paragraph">
      <style:paragraph-properties fo:border="0.0034in solid #0000FF" fo:padding="0.0138in" style:shadow="none"/>
    </style:style>
    <style:style style:name="T3" style:parent-style-name="Policepardéfaut" style:family="text">
      <style:text-properties fo:color="#0000FF" fo:font-size="9pt" style:font-size-asian="9pt" style:font-size-complex="9pt"/>
    </style:style>
    <style:style style:name="T4" style:parent-style-name="Policepardéfaut" style:family="text">
      <style:text-properties fo:color="#0000FF" fo:font-size="9pt" style:font-size-asian="9pt" style:font-size-complex="9pt"/>
    </style:style>
    <style:style style:name="T5" style:parent-style-name="Policepardéfaut" style:family="text">
      <style:text-properties fo:color="#0000FF" fo:font-size="9pt" style:font-size-asian="9pt" style:font-size-complex="9pt"/>
    </style:style>
    <style:style style:name="T6" style:parent-style-name="Policepardéfaut" style:family="text">
      <style:text-properties fo:color="#0000FF" fo:font-size="9pt" style:font-size-asian="9pt" style:font-size-complex="9pt"/>
    </style:style>
    <style:style style:name="T7" style:parent-style-name="Policepardéfaut" style:family="text">
      <style:text-properties fo:color="#0000FF" fo:font-size="9pt" style:font-size-asian="9pt" style:font-size-complex="9pt"/>
    </style:style>
    <style:style style:name="T8" style:parent-style-name="Policepardéfaut" style:family="text">
      <style:text-properties fo:color="#0000FF" fo:font-size="9pt" style:font-size-asian="9pt" style:font-size-complex="9pt"/>
    </style:style>
    <style:style style:name="T9" style:parent-style-name="Policepardéfaut" style:family="text">
      <style:text-properties fo:color="#0000FF" fo:font-size="9pt" style:font-size-asian="9pt" style:font-size-complex="9pt"/>
    </style:style>
    <style:style style:name="T10" style:parent-style-name="Policepardéfaut" style:family="text">
      <style:text-properties fo:color="#0000FF"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SIO2 – 2019/2020</text:span><text:span text:style-name="T4"><text:tab/>SLAM 3</text:span><text:span text:style-name="T5"><text:s/>– TP<text:s/></text:span><text:span text:style-name="T6">Programmation côté SGBDR</text:span><text:span text:style-name="T7"><text:tab/>page<text:s/></text:span><text:span text:style-name="T8"><text:page-number text:fixed="false">1</text:page-number></text:span><text:span text:style-name="T9"><text:s/>/<text:s/></text:span><text:span text:style-name="T10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Malen</meta:initial-creator>
    <dc:creator>Fabrice</dc:creator>
    <meta:creation-date>2020-01-31T18:42:00Z</meta:creation-date>
    <dc:date>2020-04-20T05:28:00Z</dc:date>
    <meta:template xlink:href="Normal.dotm" xlink:type="simple"/>
    <meta:editing-cycles>82</meta:editing-cycles>
    <meta:editing-duration>PT52080S</meta:editing-duration>
    <meta:document-statistic meta:page-count="3" meta:paragraph-count="14" meta:word-count="1132" meta:character-count="7345" meta:row-count="51" meta:non-whitespace-character-count="6227"/>
  </office:meta>
</office:document-meta>
</file>